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ResultWrapper.getTestStart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ResultWrapper.get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ResultWrapper.setTestStartTime( long testStartTi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ResultWrapper.setSampleResults( Collection sampleResul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ResultWrapper.getSampleResul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ResultWrapper.setVersion( String ver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